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/>
    </style:style>
    <style:style style:name="P4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 fo:background-color="#ffffff"/>
    </style:style>
    <style:style style:name="P5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6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in" fo:margin-bottom="0.278in" loext:contextual-spacing="true" fo:line-height="150%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margin-top="0in" fo:margin-bottom="0.361in" loext:contextual-spacing="true" fo:line-height="100%" fo:text-indent="-0.25in" style:auto-text-indent="false"/>
    </style:style>
    <style:style style:name="P10" style:family="paragraph" style:parent-style-name="Standard">
      <style:paragraph-properties fo:margin-top="0in" fo:margin-bottom="0.278in" loext:contextual-spacing="false" fo:line-height="100%"/>
    </style:style>
    <style:style style:name="P11" style:family="paragraph" style:parent-style-name="Standard">
      <style:paragraph-properties fo:margin-top="0in" fo:margin-bottom="0.361in" loext:contextual-spacing="false" fo:line-height="100%"/>
      <style:text-properties fo:color="#222222" fo:font-size="12pt" style:font-size-asian="12pt" style:font-size-complex="12pt" fo:background-color="#ffffff"/>
    </style:style>
    <style:style style:name="P12" style:family="paragraph" style:parent-style-name="Standard">
      <style:paragraph-properties fo:margin-top="0in" fo:margin-bottom="0.361in" loext:contextual-spacing="false" fo:line-height="100%"/>
      <style:text-properties fo:color="#707077" fo:font-size="13.5pt" style:font-size-asian="13.5pt" style:font-size-complex="13.5pt" fo:background-color="#ffffff"/>
    </style:style>
    <style:style style:name="P13" style:family="paragraph" style:parent-style-name="Standard">
      <style:paragraph-properties fo:margin-top="0in" fo:margin-bottom="0.361in" loext:contextual-spacing="false" fo:line-height="100%"/>
    </style:style>
    <style:style style:name="P14" style:family="paragraph" style:parent-style-name="Heading_20_2">
      <style:paragraph-properties fo:margin-top="0.25in" fo:margin-bottom="0.0835in" loext:contextual-spacing="false"/>
    </style:style>
    <style:style style:name="P15" style:family="paragraph" style:parent-style-name="Heading_20_2">
      <style:paragraph-properties fo:margin-top="0.25in" fo:margin-bottom="0.278in" loext:contextual-spacing="false" fo:line-height="100%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style:font-size-asian="12pt" style:font-weight-asian="bold" style:font-size-complex="12pt" fo:background-color="#ffffff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font-size-asian="12pt" style:font-size-complex="12pt" fo:background-color="#ffffff"/>
    </style:style>
    <style:style style:name="T5" style:family="text">
      <style:text-properties fo:font-size="12pt" fo:font-style="italic" style:font-size-asian="12pt" style:font-style-asian="italic" style:font-size-complex="12pt"/>
    </style:style>
    <style:style style:name="T6" style:family="text">
      <style:text-properties fo:font-size="12pt" fo:font-style="italic" style:font-size-asian="12pt" style:font-style-asian="italic" style:font-size-complex="12pt" fo:background-color="#ffffff"/>
    </style:style>
    <style:style style:name="T7" style:family="text">
      <style:text-properties fo:font-size="12pt" fo:font-style="italic" fo:font-weight="bold" style:font-size-asian="12pt" style:font-style-asian="italic" style:font-weight-asian="bold" style:font-size-complex="12pt" fo:background-color="#ffffff"/>
    </style:style>
    <style:style style:name="T8" style:family="text">
      <style:text-properties fo:font-size="12pt" style:text-underline-style="none" style:font-size-asian="12pt" style:font-size-complex="12pt" fo:background-color="#ffffff"/>
    </style:style>
    <style:style style:name="T9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10" style:family="text">
      <style:text-properties fo:font-size="10pt" fo:font-weight="bold" style:font-size-asian="10pt" style:font-weight-asian="bold" style:font-size-complex="10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444444" fo:font-size="12pt" style:font-size-asian="12pt" style:font-size-complex="12pt" fo:background-color="#ffffff"/>
    </style:style>
    <style:style style:name="T13" style:family="text">
      <style:text-properties fo:color="#1155cc" fo:font-size="12pt" style:text-underline-style="solid" style:text-underline-width="auto" style:text-underline-color="font-color" style:font-size-asian="12pt" style:font-size-complex="12pt" fo:background-color="#ffffff"/>
    </style:style>
    <style:style style:name="T14" style:family="text">
      <style:text-properties fo:color="#0a0a0a" fo:font-size="10pt" style:font-size-asian="10pt" style:font-size-complex="10pt" fo:background-color="#ffffff"/>
    </style:style>
    <style:style style:name="T15" style:family="text">
      <style:text-properties fo:color="#0a0a0a" fo:font-size="13pt" style:font-size-asian="13pt" style:font-size-complex="13pt" fo:background-color="#ffffff"/>
    </style:style>
    <style:style style:name="T16" style:family="text">
      <style:text-properties fo:color="#0a0a0a" fo:font-size="12pt" fo:font-weight="bold" style:font-size-asian="12pt" style:font-weight-asian="bold" style:font-size-complex="12pt" fo:background-color="#ffffff"/>
    </style:style>
    <style:style style:name="T17" style:family="text">
      <style:text-properties fo:color="#222222" fo:font-size="12pt" fo:font-weight="bold" style:font-size-asian="12pt" style:font-weight-asian="bold" style:font-size-complex="12pt" fo:background-color="#ffffff"/>
    </style:style>
    <style:style style:name="T18" style:family="text">
      <style:text-properties fo:color="#222222" fo:font-size="12pt" style:font-size-asian="12pt" style:font-size-complex="12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Conteúdo: </text:span><text:span text:style-name="T3">Pompoarismo.</text:span></text:p>
      <text:p text:style-name="P1"><text:span text:style-name="T1">Palavra - chave: </text:span><text:span text:style-name="T3">Fisioterapia</text:span></text:p>
      <text:p text:style-name="P1"><text:span text:style-name="T1">Gatilhos: </text:span><text:span text:style-name="T3">Especificidade e antecipação.</text:span></text:p>
      <text:p text:style-name="P1"><text:span text:style-name="T1">Sequência:</text:span><text:span text:style-name="T3"> O que,quando começou / quais benefícios/ exercícios</text:span></text:p>
      <text:p text:style-name="P1"><text:span text:style-name="T1">Em primeira pessoa.</text:span></text:p>
      <text:p text:style-name="P1"><text:span text:style-name="T1">Referencias:</text:span></text:p>
      <text:p text:style-name="P1"><text:a xlink:type="simple" xlink:href="http://www.mulheresbemresolvidas.com.br/pompoarismo-sem-acessorios-4-exercicios-para-ganhar-forca-em-15-dias/" text:style-name="Internet_20_link" text:visited-style-name="Visited_20_Internet_20_Link"><text:span text:style-name="T9">http://www.mulheresbemresolvidas.com.br/pompoarismo-sem-acessorios-4-exercicios-para-ganhar-forca-em-15-dias/</text:span></text:a></text:p>
      <text:p text:style-name="P1"><text:a xlink:type="simple" xlink:href="http://superela.com/2016/08/22/pompoarismo-sem-acessorios-6-exercicios-para-comecar-a-praticar/" text:style-name="Internet_20_link" text:visited-style-name="Visited_20_Internet_20_Link"><text:span text:style-name="T9">http://superela.com/2016/08/22/pompoarismo-sem-acessorios-6-exercicios-para-comecar-a-praticar/</text:span></text:a></text:p>
      <text:p text:style-name="P1"><text:a xlink:type="simple" xlink:href="http://www.personare.com.br/descubra-os-segredos-do-pompoarismo-m3882" text:style-name="Internet_20_link" text:visited-style-name="Visited_20_Internet_20_Link"><text:span text:style-name="T9">http://www.personare.com.br/descubra-os-segredos-do-pompoarismo-m3882</text:span></text:a></text:p>
      <text:p text:style-name="P1"><text:a xlink:type="simple" xlink:href="http://patriciaitalomentges.blogspot.com.br/2010/08/sexo-e-fisioterapia-desmistificando.html" text:style-name="Internet_20_link" text:visited-style-name="Visited_20_Internet_20_Link"><text:span text:style-name="T9">http://patriciaitalomentges.blogspot.com.br/2010/08/sexo-e-fisioterapia-desmistificando.html</text:span></text:a></text:p>
      <text:p text:style-name="P1"><text:span text:style-name="T10">http://saudesublime.com/o-pompoarismo/</text:span></text:p>
      <text:p text:style-name="P1"><text:span text:style-name="T11"><text:s/></text:span></text:p>
      <text:p text:style-name="P1"><text:span text:style-name="T1">Título: </text:span></text:p>
      <text:list xml:id="list1993227164481966327" text:style-name="WWNum2">
        <text:list-item>
          <text:p text:style-name="P7"><text:span text:style-name="T5">Pompoarismo, você sabe oque é ? E ginástica íntima?</text:span></text:p>
        </text:list-item>
        <text:list-item>
          <text:p text:style-name="P7"><text:span text:style-name="T5">3 exercícios para melhorar sua vida sexual.</text:span></text:p>
        </text:list-item>
        <text:list-item>
          <text:p text:style-name="P7"><text:span text:style-name="T5">Como melhorar sua vida sexual.</text:span></text:p>
        </text:list-item>
        <text:list-item>
          <text:p text:style-name="P7"><text:span text:style-name="T5">Pompoarismo, o que sua vida sexual pode melhorar com isso.</text:span></text:p>
        </text:list-item>
        <text:list-item>
          <text:p text:style-name="P7"><text:span text:style-name="T5">Você tem problemas com orgasmos? Veja mais como melhorar sua vida sexual.</text:span></text:p>
        </text:list-item>
      </text:list>
      <text:p text:style-name="P2"/>
      <text:p text:style-name="P5"/>
      <text:p text:style-name="P3"/>
      <text:p text:style-name="P14"><text:bookmark text:name="_g99k3e2djaxx"/>O que é pompoarismo:</text:p>
      <text:p text:style-name="P3"/>
      <text:p text:style-name="P10"><text:span text:style-name="T4">É uma ginástica íntima que faz o controle da musculatura pélvica da mulher, através de técnicas de relaxamento e contração dos músculos. O verbo pompoar vem do significado “contrair”, ou seja controlar os músculos pélvicos da vagina </text:span><text:span text:style-name="T12">em diferentes movimentos</text:span><text:span text:style-name="T4">. O </text:span><text:a xlink:type="simple" xlink:href="http://www.mulheresbemresolvidas.com.br/pompoarismo-sem-acessorios-4-exercicios-para-ganhar-forca-em-15-dias/" text:style-name="Internet_20_link" text:visited-style-name="Visited_20_Internet_20_Link"><text:span text:style-name="T13">pompoarismo</text:span></text:a><text:span text:style-name="T4"> tornou-se uma atividade popular no ocidente, as pessoas procuravam buscar a melhora no prazer sexual e logo se espalhou pelo mundo. Através de técnicas do pompoarismo, a </text:span><text:span text:style-name="T2">fisioterapia </text:span><text:span text:style-name="T4">pompoarista está cada vez ganhando mais seguidores.</text:span></text:p>
      <text:p text:style-name="P10"><text:span text:style-name="T4"><text:s/>A partir da década de 50 os cientistas começaram a procurar e estudar as técnicas e observaram que os exercícios não só beneficiam o ato sexual, mas também a parte da saúde da mulher.</text:span></text:p>
      <text:p text:style-name="P10"><text:soft-page-break/><text:span text:style-name="T15">Essas técnicas têm a possibilidade de ser feitas em casa ou com um profissional de </text:span><text:span text:style-name="T16">fisioterapia</text:span><text:span text:style-name="T15">. Os exercícios simples, poderão ser feitos em qualquer lugar e em qualquer hora. Estas atividades, realizadas todos os dias podem trazer muitos benefícios, não só melhorando as relações sexuais mas a saúde da mulher, consequentemente elevando sua autoestima.</text:span></text:p>
      <text:p text:style-name="P15"><text:bookmark text:name="_890s9c52hods"/>Beneficios:</text:p>
      <text:list xml:id="list8937926296637140629" text:style-name="WWNum1">
        <text:list-item>
          <text:p text:style-name="P8"><text:span text:style-name="T6">Combate a flacidez.</text:span></text:p>
        </text:list-item>
        <text:list-item>
          <text:p text:style-name="P8"><text:span text:style-name="T4">Ter múltiplos orgasmos.</text:span></text:p>
        </text:list-item>
        <text:list-item>
          <text:p text:style-name="P8"><text:span text:style-name="T4">Elimina as dores e ardência durante a relação sexual.</text:span></text:p>
        </text:list-item>
        <text:list-item>
          <text:p text:style-name="P8"><text:span text:style-name="T4">Fortalece o assoalho pélvico.</text:span></text:p>
        </text:list-item>
        <text:list-item>
          <text:p text:style-name="P8"><text:span text:style-name="T4">Soluciona o problema de incontinência urinária.</text:span></text:p>
        </text:list-item>
        <text:list-item>
          <text:p text:style-name="P8"><text:span text:style-name="T4">Diminui os dias de menstruação.</text:span></text:p>
        </text:list-item>
        <text:list-item>
          <text:p text:style-name="P8"><text:span text:style-name="T4">Ameniza as cólicas. </text:span></text:p>
        </text:list-item>
      </text:list>
      <text:p text:style-name="P1"><text:span text:style-name="T4">É muito comum ouvir que as mulheres não conseguem alcançar o </text:span><text:a xlink:type="simple" xlink:href="http://superela.com/2015/08/13/aprenda-o-pompoarismo-ganhe-superpoderes/" text:style-name="Internet_20_link" text:visited-style-name="Visited_20_Internet_20_Link"><text:span text:style-name="T13">orgasmo</text:span></text:a><text:span text:style-name="T4">. Esse transtorno é chamado de anorgasmia. Mais de 26% das brasileiras não conseguem alcançar o clímax, segundo pesquisadores do ProSex, instituição de pesquisa sexuais da USP. A </text:span><text:span text:style-name="T2">fisioterapia</text:span><text:span text:style-name="T4"> pode auxiliar a mulher a conhecer seu corpo, ajudando na relação sexual e melhorando a saúde.</text:span></text:p>
      <text:p text:style-name="P4"/>
      <text:p text:style-name="P1"><text:span text:style-name="T3">Exercícios Básicos: </text:span></text:p>
      <text:list xml:id="list8957944884456268916" text:style-name="WWNum3">
        <text:list-item>
          <text:p text:style-name="P9"><text:span text:style-name="T2">Consiste em contrair a musculatura:</text:span><text:span text:style-name="T4"> Sente-se, com suas pernas cruzadas ou não, contraia a musculatura da vagina, ânus e glúteo, e relaxe devagar. Faça isso 20 vezes seguidas e descanse, depois repita 10 minutos. </text:span></text:p>
        </text:list-item>
        <text:list-item>
          <text:p text:style-name="P9"><text:span text:style-name="T7"><text:s/>Um exercício para fortalecer: </text:span><text:span text:style-name="T4">Em algum momento do seu dia, na hora do lazer . <text:s/>Então para relaxar e ao mesmo tempo fazer exercícios, deite- se em sua cama, coloque suas mãos embaixo de seus glúteos e faça contrações na vagina e glúteos, durante 5 minutos, todos os dias, trabalhando sua respiração e contraindo abdômen.</text:span></text:p>
        </text:list-item>
        <text:list-item>
          <text:p text:style-name="P9"><text:span text:style-name="T17">Em qualquer lugar:</text:span><text:span text:style-name="T18"> Inspire pelo nariz e contraia sua musculatura (vagina) , depois relaxe, expirando pela boca. Esse exercício movimenta a musculatura pélvica, como se você fosse fazer xixi e interrompesse, mas não faça o exercícios quando estiver urinando, isso pode provocar uma incontinência. Este exercícios pode ser feito deitado, sentado, de pé em qualquer lugar, cada movimento deve durar de 3 a 4 segundos <text:s/>e você pode repetir <text:s/>por 15 a 20 minutos diário.</text:span></text:p>
        </text:list-item>
      </text:list>
      <text:p text:style-name="P11"/>
      <text:p text:style-name="P12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0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5" meta:word-count="511" meta:character-count="3541" meta:non-whitespace-character-count="3069"/>
    <meta:generator>LibreOfficeDev/5.1.0.3$Linux_X86_64 LibreOffice_project/</meta:generator>
  </office:meta>
</office:document-meta>
</file>